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0972in" style:contextual-spacing="false" fo:line-height="115%"/>
    </style:style>
    <style:style style:name="P2" style:family="paragraph" style:parent-style-name="Heading_20_2">
      <style:paragraph-properties fo:margin-top="0in" fo:margin-bottom="0.0972in" style:contextual-spacing="false" fo:line-height="115%"/>
    </style:style>
    <style:style style:name="P3" style:family="paragraph" style:parent-style-name="Text_20_body" style:list-style-name="L1"/>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ripplePulsar: A High-Assurance Entropy Model for Data Sequestration</text:h>
      <text:p text:style-name="Text_20_body"><text:span text:style-name="T1">Version:</text:span> 2026.1 (Production Release) <text:span text:style-name="T1">Architecture:</text:span> Rust (x86_64-pc-windows-msvc)</text:p>
      <text:h text:style-name="P2" text:outline-level="2">Abstract</text:h>
      <text:p text:style-name="Text_20_body">Modern data security often fails not at the encryption algorithm level, but at the implementation level—specifically through memory forensics and entropy exhaustion. TripplePulsar addresses these vulnerabilities by introducing a "Triple Pillar" approach: Memory-Hardened Key Derivation Functions (KDFs), Astronomical Entropy Diversification, and Hardware-Level OS Integration. It is a software-defined security boundary engineered for users operating in high-threat or adversarial environments, ensuring that intercepted ciphertexts or compromised hardware yield zero utility to an adversary.</text:p>
      <text:h text:style-name="P2" text:outline-level="2">1. Astronomical Entropy Diversification</text:h>
      <text:p text:style-name="Text_20_body">Traditional encryption relies on a single secret (the user's passphrase). If the passphrase is weak, or if the initial keying material is compromised, the data is lost. TripplePulsar mitigates the "Entropy Exhaustion" problem by allowing the injection of deterministic "Natural Entropy" from massive external datasets (such as astronomical Pulsar recordings) to fortify the root key.</text:p>
      <text:p text:style-name="Text_20_body">By streaming gigabytes of astrophysical data through a highly optimized BLAKE3 hashing engine (processing in 64KB chunks to maintain a near-zero memory footprint), the system condenses massive datasets into a pristine 256-bit hash. This hash is then combined with OS-generated randomness and the user's passphrase to expand the Initial Keying Material (IKM). This architecture mathematically neutralizes the viability of pre-computation, dictionary, or rainbow-table attacks.</text:p>
      <text:h text:style-name="P2" text:outline-level="2">2. Cryptographic Integrity and the TPF2 Format</text:h>
      <text:p text:style-name="Text_20_body">To defend against active tampering and bit-flipping attacks, TripplePulsar abandons standard wrapper libraries in favor of a strict Authenticated Encryption with Associated Data (AEAD) construction.</text:p>
      <text:p text:style-name="Text_20_body">The proprietary <text:span text:style-name="Source_20_Text">TPF2</text:span> binary format rigorously defines a fixed 62-byte header containing the OS salt, nonces, and the exact Argon2id KDF parameters (Memory Cost, Time Cost, and Parallelism Lanes). This entire header is cryptographically bound to the AES-256-GCM cipher as Associated Authenticated Data.</text:p>
      <text:p text:style-name="Text_20_body">During the decryption sequence, the system mathematically verifies the Message Authentication Code (MAC) of the data <text:span text:style-name="T2">before</text:span> the decryption engine ever attempts to process the plaintext. If a single byte of the header or ciphertext is altered, the payload is violently rejected, neutralizing tampering attacks before they can exploit memory buffers.</text:p>
      <text:h text:style-name="P2" text:outline-level="2"><text:soft-page-break/>3. Memory Hardening &amp; Anti-Forensics</text:h>
      <text:p text:style-name="Text_20_body">Most security applications passively allow the host operating system to page memory to the hard drive to save RAM. This "Swap-File Leak" leaves master keys physically recoverable on the disk long after the application is closed and the machine powers down.</text:p>
      <text:p text:style-name="Text_20_body">TripplePulsar neutralizes offline physical forensic extraction via deep, bare-metal integration with the Windows OS API:</text:p>
      <text:list text:style-name="L1">
        <text:list-item>
          <text:p text:style-name="P3"><text:span text:style-name="T1">RAM Pinning:</text:span> Utilizing the C-style Win32 API, TripplePulsar invokes <text:span text:style-name="Source_20_Text">VirtualLock</text:span> to pin sensitive key material to physical RAM. This strictly prevents the Windows kernel from bleeding plaintext passwords or derived keys into the hard drive's <text:span text:style-name="Source_20_Text">pagefile.sys</text:span>.</text:p>
        </text:list-item>
        <text:list-item>
          <text:p text:style-name="P3"><text:span text:style-name="T1">In-Scope Zeroization:</text:span> Leveraging Rust’s strict ownership model, the system explicitly overwrites master keys in RAM with zeros the exact millisecond the cryptographic operation concludes, rather than waiting for a garbage collector.</text:p>
        </text:list-item>
        <text:list-item>
          <text:p text:style-name="P3"><text:span text:style-name="T1">DoD-Level Wiping:</text:span> Standard OS file deletion simply removes the file pointer, leaving the plaintext data intact on the physical disk sectors. TripplePulsar’s standalone anti-forensics shredder physically overwrites the target data blocks—first with hardware-generated random bytes, followed by a complete zero-fill—prior to OS-level unlinking.</text:p>
        </text:list-item>
      </text:list>
      <text:h text:style-name="P2" text:outline-level="2">Conclusion</text:h>
      <text:p text:style-name="Text_20_body">TripplePulsar Vault represents the pinnacle of personal data sequestration. By successfully merging astronomical entropy, strict AEAD integrity binding, and kernel-level physical memory protection, it establishes a tamper-proof sequestration zone where secrets can be stored, processed, and destroyed with the highest degree of mathematical and physical confidenc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8T20:36:47.655634500</meta:creation-date>
    <dc:date>2026-03-08T21:15:10.950756800</dc:date>
    <meta:editing-duration>PT38S</meta:editing-duration>
    <meta:editing-cycles>3</meta:editing-cycles>
    <meta:generator>LibreOffice/26.2.1.2$Windows_X86_64 LibreOffice_project/620$Build-2</meta:generator>
    <meta:document-statistic meta:table-count="0" meta:image-count="0" meta:object-count="0" meta:page-count="2" meta:paragraph-count="19" meta:word-count="561" meta:character-count="4156" meta:non-whitespace-character-count="3620"/>
  </office:meta>
</office:document-meta>
</file>